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d24" officeooo:paragraph-rsid="00188d24"/>
    </style:style>
    <style:style style:name="P2" style:family="paragraph" style:parent-style-name="Standard" style:list-style-name="L1">
      <style:text-properties officeooo:rsid="00188d24" officeooo:paragraph-rsid="00188d24"/>
    </style:style>
    <style:style style:name="P3" style:family="paragraph" style:parent-style-name="Standard" style:list-style-name="L2">
      <style:text-properties officeooo:rsid="00188d24" officeooo:paragraph-rsid="00188d24"/>
    </style:style>
    <style:style style:name="P4" style:family="paragraph" style:parent-style-name="Standard" style:list-style-name="L3">
      <style:text-properties officeooo:rsid="00188d24" officeooo:paragraph-rsid="00188d24"/>
    </style:style>
    <style:style style:name="P5" style:family="paragraph" style:parent-style-name="Standard" style:list-style-name="L4">
      <style:text-properties officeooo:rsid="00188d24" officeooo:paragraph-rsid="00188d24"/>
    </style:style>
    <style:style style:name="P6" style:family="paragraph" style:parent-style-name="Standard" style:list-style-name="L4">
      <style:text-properties officeooo:paragraph-rsid="00188d24"/>
    </style:style>
    <style:style style:name="P7" style:family="paragraph" style:parent-style-name="Standard" style:list-style-name="L4">
      <style:text-properties officeooo:rsid="001a6ed1" officeooo:paragraph-rsid="001a6ed1"/>
    </style:style>
    <style:style style:name="P8" style:family="paragraph" style:parent-style-name="Standard">
      <style:text-properties officeooo:rsid="001c54d7" officeooo:paragraph-rsid="001c54d7"/>
    </style:style>
    <style:style style:name="P9" style:family="paragraph" style:parent-style-name="Standard" style:list-style-name="L5">
      <style:text-properties officeooo:rsid="001c54d7" officeooo:paragraph-rsid="001c54d7"/>
    </style:style>
    <style:style style:name="P10" style:family="paragraph" style:parent-style-name="Standard" style:list-style-name="L5">
      <style:text-properties officeooo:rsid="001d9252" officeooo:paragraph-rsid="001d9252"/>
    </style:style>
    <style:style style:name="P11" style:family="paragraph" style:parent-style-name="Standard">
      <style:text-properties officeooo:rsid="001d9252" officeooo:paragraph-rsid="001d9252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188d24"/>
    </style:style>
    <style:style style:name="T1" style:family="text">
      <style:text-properties officeooo:rsid="00188d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вый этап при проектировании системы автоматизации является детальное обследование технологического объекта либо его аналога.</text:p>
      <text:p text:style-name="P1">Цель осмотра — выявление предполагаемых источников эффективности создаваемых АСУ. Данный этап сводится к анализу и изучению действующих АСУ и самого объекта управления.</text:p>
      <text:p text:style-name="P1">Содержание работ:</text:p>
      <text:p text:style-name="P12"><text:span text:style-name="T1">предварительное обследование:</text:span></text:p>
      <text:list xml:id="list1486082061967821080" text:style-name="L1">
        <text:list-item>
          <text:p text:style-name="P2">выявление существующих недостатков действующей АСУ</text:p>
        </text:list-item>
        <text:list-item>
          <text:p text:style-name="P2">определение влияния этих недостатков на уменьшение эффективности</text:p>
        </text:list-item>
        <text:list-item>
          <text:p text:style-name="P2">определение причин возникновения недостатков</text:p>
        </text:list-item>
      </text:list>
      <text:p text:style-name="P1">методы:</text:p>
      <text:list xml:id="list1569933628399949799" text:style-name="L2">
        <text:list-item>
          <text:p text:style-name="P3">сбор и изучение материалов</text:p>
        </text:list-item>
        <text:list-item>
          <text:p text:style-name="P3">опрос персонала</text:p>
        </text:list-item>
        <text:list-item>
          <text:p text:style-name="P3">наблюдение</text:p>
        </text:list-item>
      </text:list>
      <text:p text:style-name="P1">основные задачи предварительного обследования:</text:p>
      <text:list xml:id="list4617097331133083857" text:style-name="L3">
        <text:list-item>
          <text:p text:style-name="P4">определение особенностей технологических процессов</text:p>
        </text:list-item>
        <text:list-item>
          <text:p text:style-name="P4">определение уровня автоматизации</text:p>
        </text:list-item>
        <text:list-item>
          <text:p text:style-name="P4">выявление организационной структуры технологического объекта</text:p>
        </text:list-item>
        <text:list-item>
          <text:p text:style-name="P4">определена структура оперативного управления технологического процесса</text:p>
        </text:list-item>
        <text:list-item>
          <text:p text:style-name="P4">получение данных для ориентировочного выбора комплекса технических средств АСУ.</text:p>
        </text:list-item>
      </text:list>
      <text:p text:style-name="P1">объекта внедрения АСУ проводится по двум направлениям: первое сбор материала для ТЭО и оформление его, а второе — сбор данных для выбора и обоснования технических средств и составление ТЗ на технические средства</text:p>
      <text:list xml:id="list3026801654934623946" text:style-name="L4">
        <text:list-item>
          <text:p text:style-name="P5">первое</text:p>
          <text:list>
            <text:list-item>
              <text:p text:style-name="P5">ознакомление с объектом</text:p>
            </text:list-item>
            <text:list-item>
              <text:p text:style-name="P5">изучение имеющихся мощностей технологического оборудования</text:p>
              <text:list>
                <text:list-item>
                  <text:p text:style-name="P5">определение мощности</text:p>
                </text:list-item>
                <text:list-item>
                  <text:p text:style-name="P5">режима работы</text:p>
                </text:list-item>
                <text:list-item>
                  <text:p text:style-name="P5">коэффициент сменности</text:p>
                </text:list-item>
                <text:list-item>
                  <text:p text:style-name="P5">загрузки и простой оборудования</text:p>
                </text:list-item>
                <text:list-item>
                  <text:p text:style-name="P5">особенности основного и вспомогат производства</text:p>
                </text:list-item>
              </text:list>
            </text:list-item>
            <text:list-item>
              <text:p text:style-name="P6"><text:span text:style-name="T1">изучение методов использования материальных рес-ов и определение эффективности его использования</text:span></text:p>
            </text:list-item>
            <text:list-item>
              <text:p text:style-name="P5">подготовка отчета</text:p>
            </text:list-item>
          </text:list>
        </text:list-item>
        <text:list-item>
          <text:p text:style-name="P5">второе</text:p>
          <text:list>
            <text:list-item>
              <text:p text:style-name="P7">выявление организационной структуры и организация технических средств, определение объемов обрабатываемой оперативном персоналом информацией</text:p>
            </text:list-item>
            <text:list-item>
              <text:p text:style-name="P7"><text:s/>определение способов обмена информации между отдельными служащими</text:p>
            </text:list-item>
            <text:list-item>
              <text:p text:style-name="P7">определение основных направлений линий связи</text:p>
            </text:list-item>
            <text:list-item>
              <text:p text:style-name="P7">ознакомление существующей системы оперативной связи</text:p>
            </text:list-item>
            <text:list-item>
              <text:p text:style-name="P7">выяснение возможности установки датчиков</text:p>
            </text:list-item>
            <text:list-item>
              <text:p text:style-name="P7">определение уровня автоматизации технологич процессов</text:p>
            </text:list-item>
            <text:list-item>
              <text:p text:style-name="P7">определение эффективности использования энергоресурсов</text:p>
            </text:list-item>
            <text:list-item>
              <text:p text:style-name="P7">выяснение функциональных связей вспомогательных производств</text:p>
            </text:list-item>
            <text:list-item>
              <text:p text:style-name="P7">отчет</text:p>
            </text:list-item>
          </text:list>
        </text:list-item>
      </text:list>
      <text:p text:style-name="P8"/>
      <text:p text:style-name="P8">Проектирование структур АСУ</text:p>
      <text:p text:style-name="P8">Цель проектирования структуры АСУ: определение состава АСУ и системы взаимосвязи её основных частей</text:p>
      <text:p text:style-name="P8"><text:soft-page-break/>Основные задачи проектирования:</text:p>
      <text:list xml:id="list3034647995707635556" text:style-name="L5">
        <text:list-item>
          <text:p text:style-name="P9">выбор классификационных признаков для проектирования структуры</text:p>
        </text:list-item>
        <text:list-item>
          <text:p text:style-name="P9">выделение элементов АСУ в соответствии с признаками</text:p>
        </text:list-item>
        <text:list-item>
          <text:p text:style-name="P9">распределение общей задачи управления между средствами с одинаковым функциональным назначением</text:p>
        </text:list-item>
        <text:list-item>
          <text:p text:style-name="P9">объединение средств одинакового назначения для решения общей задачи управления</text:p>
        </text:list-item>
        <text:list-item>
          <text:p text:style-name="P9">определение каналов связи элементов АСУ</text:p>
        </text:list-item>
        <text:list-item>
          <text:p text:style-name="P10">подготовка исходных данных для выбора комплекса технических средств</text:p>
        </text:list-item>
        <text:list-item>
          <text:p text:style-name="P10">выбор элементов одинакового функционального назначения</text:p>
        </text:list-item>
        <text:list-item>
          <text:p text:style-name="P10">подготовка исходных данных для составления смет</text:p>
        </text:list-item>
      </text:list>
      <text:p text:style-name="P11">Любая система управления может быть представлена в виде одной из структур: а)конструктивной, б)функциональной, в) алгоритмической, д) информационной, ж) технической, г) организационной</text:p>
      <text:p text:style-name="P11">В конструктивной структуре каждая её часть представляет собой самостоятельное конструктивное целое. </text:p>
      <text:p text:style-name="P11">Предназначена для выполнения важных функций. </text:p>
      <text:p text:style-name="P11">В алгоритмической структуре каждая часть предназначена для выполнения определенного алгоритма преобразование входной величины являющейся часть алгоритма функционрирования в целом.</text:p>
      <text:p text:style-name="P11">В организационной структуре каждая ее часть представляет собой субъекта или совокупность субъектов управления.</text:p>
      <text:p text:style-name="P11">В информационной структуре каждая часть представляет собой источник или приемник информации циркулирующей в системе управления</text:p>
      <text:p text:style-name="P11">В технической структуре каждая часть представляет техническое средств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7:54:49.652435205</meta:creation-date>
    <dc:date>2014-12-22T19:53:21.163768512</dc:date>
    <meta:editing-duration>PT25M50S</meta:editing-duration>
    <meta:editing-cycles>1</meta:editing-cycles>
    <meta:document-statistic meta:table-count="0" meta:image-count="0" meta:object-count="0" meta:page-count="2" meta:paragraph-count="56" meta:word-count="417" meta:character-count="3465" meta:non-whitespace-character-count="3138"/>
    <meta:generator>LibreOffice/4.3.3.2$Linux_X86_64 LibreOffice_project/430m0$Build-2</meta:generator>
  </office:meta>
</office:document-meta>
</file>